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32cm" fo:min-width="2.469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="Arrowheads_20_2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="Arrowheads_20_6" draw:marker-start-width="0.279cm" draw:marker-end="" draw:marker-end-width="0.279cm" draw:fill="none" draw:textarea-vertical-align="top" fo:padding-top="0.026cm" fo:padding-bottom="0.026cm" fo:padding-left="0.026cm" fo:padding-right="0.02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32cm" fo:min-width="2.78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31cm" fo:min-width="2.469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752cm"/>
      <style:paragraph-properties style:writing-mode="lr-tb"/>
    </style:style>
    <style:style style:name="gr10" style:family="graphic" style:parent-style-name="standard">
      <style:graphic-properties draw:stroke="none" draw:fill="none" fo:min-height="0.358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32cm" fo:min-width="2.152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fo:min-height="1.425cm"/>
      <style:paragraph-properties style:writing-mode="lr-tb"/>
    </style:style>
    <style:style style:name="gr14" style:family="graphic" style:parent-style-name="standard">
      <style:graphic-properties draw:stroke="none" draw:fill="none" fo:min-height="0.413cm"/>
      <style:paragraph-properties style:writing-mode="lr-tb"/>
    </style:style>
    <style:style style:name="gr15" style:family="graphic" style:parent-style-name="standard">
      <style:graphic-properties draw:stroke="none" draw:fill="none" fo:min-height="0.73cm"/>
      <style:paragraph-properties style:writing-mode="lr-tb"/>
    </style:style>
    <style:style style:name="P1" style:family="paragraph">
      <style:paragraph-properties fo:text-align="start" style:writing-mode="lr-tb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9pt" style:font-size-asian="9pt" style:font-size-complex="9pt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88cm" svg:x="1.442cm" svg:y="0.266cm">
          <text:p text:style-name="P1"><text:span text:style-name="T1">UNK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0.254cm" svg:y1="1.071cm" svg:x2="1.442cm" svg:y2="1.06cm" draw:end-shape="id1" draw:end-glue-point="3" svg:d="M254 1071l1188-11" svg:viewBox="0 0 1189 12">
          <text:p/>
        </draw:connector>
        <draw:frame draw:style-name="gr3" draw:text-style-name="P5" draw:layer="layout" svg:width="2.54cm" svg:height="0.646cm" svg:x="5.555cm" svg:y="0.254cm">
          <draw:text-box>
            <text:p text:style-name="P4"><text:span text:style-name="T1">wait(1s)</text:span></text:p>
          </draw:text-box>
        </draw:frame>
        <draw:frame draw:style-name="gr4" draw:text-style-name="P6" draw:layer="layout" svg:width="4.445cm" svg:height="0.963cm" svg:x="22.383cm" svg:y="7.557cm">
          <draw:text-box>
            <text:p><text:span text:style-name="T2">broadcast(“i am primary”)</text:span></text:p>
          </draw:text-box>
        </draw:frame>
        <draw:path draw:style-name="gr5" draw:text-style-name="P2" draw:layer="layout" svg:width="0.905cm" svg:height="1.121cm" draw:transform="rotate (0.319918851890561) translate (16.6651982660189cm 5.3457894589582cm)" svg:viewBox="0 0 906 1122" svg:d="M906 301c-1004 2008-903-301-903-301">
          <text:p/>
        </draw:path>
        <draw:custom-shape draw:style-name="gr6" draw:text-style-name="P2" xml:id="id2" draw:id="id2" draw:layer="layout" svg:width="3.493cm" svg:height="1.588cm" svg:x="10cm" svg:y="0.265cm">
          <text:p text:style-name="P1"><text:span text:style-name="T1">ROLE DETER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3.493cm" svg:height="1.588cm" svg:x="14.445cm" svg:y="3.758cm">
          <text:p text:style-name="P1"><text:span text:style-name="T1">BACKUP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5" draw:id="id5" draw:layer="layout" svg:width="3.175cm" svg:height="1.587cm" svg:x="7.778cm" svg:y="2.806cm">
          <text:p text:style-name="P1"><text:span text:style-name="T1">SINGLE ELEVATOR M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175cm" svg:height="1.588cm" svg:x="22.383cm" svg:y="5.028cm">
          <text:p text:style-name="P1"><text:span text:style-name="T1">PRIMARY M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4.617cm" svg:y1="1.06cm" svg:x2="10cm" svg:y2="1.059cm" draw:start-shape="id1" draw:start-glue-point="1" draw:end-shape="id2" draw:end-glue-point="3" svg:d="M4617 1060h2691v-1h2692" svg:viewBox="0 0 5384 2">
          <text:p/>
        </draw:connector>
        <draw:frame draw:style-name="gr9" draw:text-style-name="P5" draw:layer="layout" svg:width="4.127cm" svg:height="1.002cm" svg:x="8.095cm" svg:y="1.853cm">
          <draw:text-box>
            <text:p text:style-name="P4"><text:span text:style-name="T1">noOtherNodesAvailable</text:span></text:p>
          </draw:text-box>
        </draw:frame>
        <draw:frame draw:style-name="gr10" draw:text-style-name="P6" draw:layer="layout" svg:width="3.872cm" svg:height="0.608cm" svg:x="12.54cm" svg:y="2.17cm">
          <draw:text-box>
            <text:p><text:span text:style-name="T1">primaryExistsAlready</text:span></text:p>
          </draw:text-box>
        </draw:frame>
        <draw:custom-shape draw:style-name="gr11" draw:text-style-name="P2" xml:id="id3" draw:id="id3" draw:layer="layout" svg:width="2.858cm" svg:height="1.588cm" svg:x="18.255cm" svg:y="0.265cm">
          <text:p text:style-name="P1"><text:span text:style-name="T1">ANARC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13.493cm" svg:y1="1.059cm" svg:x2="18.255cm" svg:y2="1.059cm" draw:start-shape="id2" draw:start-glue-point="1" draw:end-shape="id3" draw:end-glue-point="3" svg:d="M13493 1059h4762" svg:viewBox="0 0 4763 1">
          <text:p/>
        </draw:connector>
        <draw:frame draw:style-name="gr4" draw:text-style-name="P6" draw:layer="layout" svg:width="3.81cm" svg:height="0.963cm" svg:x="13.81cm" svg:y="0.292cm">
          <draw:text-box>
            <text:p><text:span text:style-name="T1">noPrimaryDetectedYet</text:span></text:p>
          </draw:text-box>
        </draw:frame>
        <draw:connector draw:style-name="gr12" draw:text-style-name="P3" draw:layer="layout" draw:type="curve" svg:x1="13.493cm" svg:y1="1.059cm" svg:x2="16.191cm" svg:y2="3.758cm" draw:start-shape="id2" draw:start-glue-point="1" draw:end-shape="id4" draw:end-glue-point="0" svg:d="M13493 1059c1799 0 2698 899 2698 2699" svg:viewBox="0 0 2699 2700">
          <text:p/>
        </draw:connector>
        <draw:connector draw:style-name="gr12" draw:text-style-name="P3" draw:layer="layout" draw:type="curve" svg:x1="11.746cm" svg:y1="1.853cm" svg:x2="10.953cm" svg:y2="3.599cm" draw:start-shape="id2" draw:start-glue-point="2" draw:end-shape="id5" draw:end-glue-point="1" svg:d="M11746 1853c0 1164-264 1746-793 1746" svg:viewBox="0 0 794 1747">
          <text:p/>
        </draw:connector>
        <draw:connector draw:style-name="gr12" draw:text-style-name="P3" draw:layer="layout" draw:type="curve" svg:x1="19.684cm" svg:y1="1.853cm" svg:x2="16.191cm" svg:y2="3.758cm" draw:start-shape="id3" draw:start-glue-point="2" draw:end-shape="id4" draw:end-glue-point="0" svg:d="M19684 1853c0 1429-3493 477-3493 1905" svg:viewBox="0 0 3494 1906">
          <text:p/>
        </draw:connector>
        <draw:frame draw:style-name="gr13" draw:text-style-name="P6" draw:layer="layout" svg:width="2.54cm" svg:height="1.675cm" svg:x="16.668cm" svg:y="1.535cm">
          <draw:text-box>
            <text:p><text:span text:style-name="T1">IP+Port &lt; max(alive_ips_plus_ports)</text:span></text:p>
          </draw:text-box>
        </draw:frame>
        <draw:connector draw:style-name="gr12" draw:text-style-name="P3" draw:layer="layout" draw:type="curve" svg:x1="19.684cm" svg:y1="1.853cm" svg:x2="23.97cm" svg:y2="5.028cm" draw:start-shape="id3" draw:start-glue-point="2" draw:end-shape="id6" draw:end-glue-point="0" svg:d="M19684 1853c0 2382 4286 795 4286 3175" svg:viewBox="0 0 4287 3176">
          <text:p/>
        </draw:connector>
        <draw:frame draw:style-name="gr13" draw:text-style-name="P6" draw:layer="layout" svg:width="4.762cm" svg:height="1.675cm" svg:x="20.478cm" svg:y="2.17cm">
          <draw:text-box>
            <text:p><text:span text:style-name="T1">IP+Port == max(alive_ips_plus_ports)</text:span></text:p>
          </draw:text-box>
        </draw:frame>
        <draw:path draw:style-name="gr5" draw:text-style-name="P2" draw:layer="layout" svg:width="0.902cm" svg:height="1.084cm" draw:transform="skewX (-0.0230383461263251) rotate (0.308399678827398) translate (24.2851547258086cm 6.6157727742799cm)" svg:viewBox="0 0 903 1085" svg:d="M903 291c-1001 1942-900-291-900-291">
          <text:p/>
        </draw:path>
        <draw:frame draw:style-name="gr14" draw:text-style-name="P6" draw:layer="layout" svg:width="3.81cm" svg:height="0.663cm" svg:x="11.588cm" svg:y="5.317cm">
          <draw:text-box>
            <text:p><text:span text:style-name="T2">primaryNotAvailable</text:span></text:p>
          </draw:text-box>
        </draw:frame>
        <draw:connector draw:style-name="gr12" draw:text-style-name="P3" draw:layer="layout" draw:type="curve" svg:x1="16.191cm" svg:y1="5.346cm" svg:x2="3.029cm" svg:y2="1.854cm" draw:start-shape="id4" draw:start-glue-point="2" draw:end-shape="id1" draw:end-glue-point="2" svg:d="M16191 5346c0 792-13162 2538-13162-3492" svg:viewBox="0 0 13163 4350">
          <text:p/>
        </draw:connector>
        <draw:connector draw:style-name="gr12" draw:text-style-name="P3" draw:layer="layout" draw:type="curve" svg:x1="7.778cm" svg:y1="3.599cm" svg:x2="3.029cm" svg:y2="1.854cm" draw:start-shape="id5" draw:start-glue-point="3" draw:end-shape="id1" draw:end-glue-point="2" svg:d="M7778 3599c-3166 0-4749-581-4749-1745" svg:viewBox="0 0 4750 1746">
          <text:p/>
        </draw:connector>
        <draw:frame draw:style-name="gr15" draw:text-style-name="P6" draw:layer="layout" svg:width="4.128cm" svg:height="0.98cm" svg:x="4.285cm" svg:y="2.778cm">
          <draw:text-box>
            <text:p><text:span text:style-name="T2">otherNode(s)Available</text:span></text:p>
          </draw:text-box>
        </draw:frame>
        <draw:connector draw:style-name="gr12" draw:text-style-name="P3" draw:layer="layout" draw:type="curve" svg:x1="23.97cm" svg:y1="6.616cm" svg:x2="3.029cm" svg:y2="1.854cm" draw:start-shape="id6" draw:start-glue-point="2" draw:end-shape="id1" draw:end-glue-point="2" svg:d="M23970 6616c0 792-20941 3173-20941-4762" svg:viewBox="0 0 20942 5720">
          <text:p/>
        </draw:connector>
        <draw:frame draw:style-name="gr4" draw:text-style-name="P6" draw:layer="layout" svg:width="3.81cm" svg:height="0.963cm" svg:x="18.986cm" svg:y="6.276cm">
          <draw:text-box>
            <text:p><text:span text:style-name="T2">noBackupsAvailable</text:span><text:span text:style-name="T2"><text:line-break/></text:span><text:span text:style-name="T2">otherPrimaryDetected</text:span></text:p>
          </draw:text-box>
        </draw:frame>
        <draw:path draw:style-name="gr5" draw:text-style-name="P2" draw:layer="layout" svg:width="0.905cm" svg:height="1.121cm" draw:transform="rotate (0.319918851890561) translate (8.4101982660189cm 4.3937894589582cm)" svg:viewBox="0 0 906 1122" svg:d="M906 301c-1004 2008-903-301-903-301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6" draw:display-name="Arrowheads 6" svg:viewBox="0 0 20 13" svg:d="M0 13l10-13 10 13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076cm" fo:page-height="9.0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